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251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APLENGTH_7_Algorithms_1_1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opalnia_DATASIZE_200_KNN_3_distanceAlgorithm_PROBABILITY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2:41:38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